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14ca6" officeooo:paragraph-rsid="00114ca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14ca6" officeooo:paragraph-rsid="00114ca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4ca6" officeooo:paragraph-rsid="00114ca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114ca6" officeooo:paragraph-rsid="00114ca6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114ca6" officeooo:paragraph-rsid="00114ca6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14ca6" officeooo:paragraph-rsid="00114ca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30956" officeooo:paragraph-rsid="0013095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4ca6" officeooo:paragraph-rsid="00114ca6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 – CREACIÓN DE LA MINISHELL.</text:p>
      <text:p text:style-name="P3">Integrantes del grupo:</text:p>
      <text:list xml:id="list3173819751" text:style-name="L1">
        <text:list-item>
          <text:p text:style-name="P5">Blanca Calderón González.</text:p>
        </text:list-item>
        <text:list-item>
          <text:p text:style-name="P5">Ángela Gutiérrez Villanueva.</text:p>
        </text:list-item>
        <text:list-item>
          <text:p text:style-name="P5">Jesús Ángel del Hoyo Gabaldón.</text:p>
        </text:list-item>
        <text:list-item>
          <text:p text:style-name="P5">Ángel Santiago Salgado Aldao.</text:p>
        </text:list-item>
      </text:list>
      <text:p text:style-name="P3"/>
      <text:p text:style-name="P2"><text:span text:style-name="T1">Profesora:</text:span> </text:p>
      <text:p text:style-name="P4">Julia Clemente Párraga.</text:p>
      <text:p text:style-name="P2"/>
      <text:p text:style-name="P2"><text:span text:style-name="T1">Turno de laboratorio:</text:span> </text:p>
      <text:p text:style-name="P4">Mañana, segundo grupo (12:00 – 14:00).</text:p>
      <text:p text:style-name="P2"/>
      <text:p text:style-name="P3">Mejoras adicionales:</text:p>
      <text:p text:style-name="P4">La única mejora adicional que hemos incluido en el código es la de poder concatenar órdenes internas y externas mediante el carácter “;”. Los cambios se incluyen en el archivo minishell.c y, además, están explicados en detalle mediante un comentario.</text:p>
      <text:p text:style-name="P4"/>
      <text:p text:style-name="P7">Además hemos usado la plataforma GitHub para modificar el código de manera más eficaz. Para el uso de GitHub hemos usado los siguientes comandos:</text:p>
      <text:p text:style-name="P7"/>
      <text:p text:style-name="P7"><text:tab/>-git clone</text:p>
      <text:p text:style-name="P7"><text:tab/>-git pull</text:p>
      <text:p text:style-name="P7"><text:tab/>-git add</text:p>
      <text:p text:style-name="P7"><text:tab/>-git commit </text:p>
      <text:p text:style-name="P7"><text:tab/>-git push</text:p>
      <text:p text:style-name="P7"/>
      <text:p text:style-name="P7">El enlace del GitHub es el siguiente: https://github.com/BlancaCalderon/Practica-2-SSOO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2:40:07.641887805</meta:creation-date>
    <dc:date>2021-12-22T12:59:30.757798534</dc:date>
    <meta:editing-duration>PT12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24" meta:character-count="829" meta:non-whitespace-character-count="718"/>
  </office:meta>
</office:document-meta>
</file>